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2e32f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2e32f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7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8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9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2e32f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c804"/>
    </style:style>
    <style:style style:name="T3" style:family="text">
      <style:text-properties officeooo:rsid="0012e3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3º séries</text:span></text:p>
      <text:p text:style-name="P2"/>
      <text:p text:style-name="P6">As atividades das <text:span text:style-name="T3">3</text:span>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6">A atividade de desmontar o computador consistiu em tirar os componentes do comutador e os alunos poderem manuseá-los.</text:p>
      <text:p text:style-name="P6">Os alunos <text:span text:style-name="T3">estão aprendendo a digitar textos no BrOffice Writer, onde foi aprendido a mudar a formatação do texto (letra, tamanho, cor, fundo).</text:span></text:p>
      <text:p text:style-name="P8"/>
      <text:p text:style-name="P5"><text:s text:c="2"/><text:span text:style-name="T1">Atividades 3º séries</text:span></text:p>
      <text:p text:style-name="P4"/>
      <text:p text:style-name="P9">As atividades das <text:span text:style-name="T3">3</text:span>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9">A atividade de desmontar o computador consistiu em tirar os componentes do comutador e os alunos poderem manuseá-los.</text:p>
      <text:p text:style-name="P9">Os alunos <text:span text:style-name="T3">estão aprendendo a digitar textos no BrOffice Writer, onde foi aprendido a mudar a formatação do texto (letra, tamanho, cor, fund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4:00:31.201000000</dc:date>
    <meta:editing-duration>PT12M5S</meta:editing-duration>
    <meta:editing-cycles>3</meta:editing-cycles>
    <meta:generator>LibreOffice/5.1.2.2$Windows_x86 LibreOffice_project/d3bf12ecb743fc0d20e0be0c58ca359301eb705f</meta:generator>
    <meta:print-date>2016-04-28T13:57:40.397000000</meta:print-date>
    <meta:document-statistic meta:table-count="0" meta:image-count="0" meta:object-count="0" meta:page-count="1" meta:paragraph-count="8" meta:word-count="170" meta:character-count="1077" meta:non-whitespace-character-count="912"/>
  </office:meta>
</office:document-meta>
</file>